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KeystoreInstance.getCertificate( String alia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KeystoreInstance.getKeyManager( String algorithm , String keyAlia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KeystoreInstance.getCertificateChain( String alia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KeystoreInstance.isKeyLocked( String key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KeystoreInstance.setPath( Resource keystor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KeystoreInstance.loadKeystoreData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ileKeystoreInstance.listPrivate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KeystoreInstance.setName( String keystor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KeystoreInstance.setKeyPasswords( String keyPasswor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KeystoreInstance.setKeystorePassword( String keystor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KeystoreInstance.getTrustManager( String algorith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KeystoreInstance.listTrustCertific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KeystoreInstan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KeystoreInstance.getPrivateKey( String alia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KeystoreInstanc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KeystoreInstance.getCertificateAlias( Certificate ce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KeystoreInstance.isKeystore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